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4.777cm"/>
    </style:style>
    <style:style style:name="co5" style:family="table-column">
      <style:table-column-properties fo:break-before="auto" style:column-width="12.90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value</text:p>
          </table:table-cell>
          <table:table-cell office:value-type="string">
            <text:p>armor_cl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ather Cap</text:p>
          </table:table-cell>
          <table:table-cell office:value-type="string">
            <text:p>A light leather cap.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ather Hood</text:p>
          </table:table-cell>
          <table:table-cell office:value-type="string">
            <text:p>A heavy leather hood.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ain Hood</text:p>
          </table:table-cell>
          <table:table-cell office:value-type="string">
            <text:p>A hood made of steel chain links.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if</text:p>
          </table:table-cell>
          <table:table-cell office:value-type="string">
            <text:p>A light steel plate fitted with heavy leather.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elm</text:p>
          </table:table-cell>
          <table:table-cell office:value-type="string">
            <text:p>A light steel plate helmet.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ilded Helm</text:p>
          </table:table-cell>
          <table:table-cell office:value-type="string">
            <text:p>A light steel plate helmet decorated with a gold trim.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ull Helm</text:p>
          </table:table-cell>
          <table:table-cell office:value-type="string">
            <text:p>A heavy steel full helmet.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ilded Full Helm</text:p>
          </table:table-cell>
          <table:table-cell office:value-type="string">
            <text:p>A heavy steel full helmet decorated with a gold trim.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ilded Knight Helm</text:p>
          </table:table-cell>
          <table:table-cell office:value-type="string">
            <text:p>A heavy steel knight's helmet decorated with a gold trim.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orned Helm</text:p>
          </table:table-cell>
          <table:table-cell office:value-type="string">
            <text:p>A heavy steel helmet fitted with horns of bone.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othic Helm</text:p>
          </table:table-cell>
          <table:table-cell office:value-type="string">
            <text:p>A heavy steel helmet with an intricate gothic design.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ilded Gothic Helm</text:p>
          </table:table-cell>
          <table:table-cell office:value-type="string">
            <text:p>A heavy steel helmet with an intricate gothic design decorated with a gold trim.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at</text:p>
          </table:table-cell>
          <table:table-cell office:value-type="string">
            <text:p>A leather hat.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op Hat</text:p>
          </table:table-cell>
          <table:table-cell office:value-type="string">
            <text:p>A leather top hat.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and</text:p>
          </table:table-cell>
          <table:table-cell office:value-type="string">
            <text:p>A cloth band.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andana</text:p>
          </table:table-cell>
          <table:table-cell office:value-type="string">
            <text:p>A cloth bandana.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Wizard Hat</text:p>
          </table:table-cell>
          <table:table-cell office:value-type="string">
            <text:p>A pointy cloth hat.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Gilded Wizard Hat</text:p>
          </table:table-cell>
          <table:table-cell office:value-type="string">
            <text:p>A pointy cloth hat decorated with a gold trim.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iara</text:p>
          </table:table-cell>
          <table:table-cell office:value-type="string">
            <text:p>A silver tiara.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rown</text:p>
          </table:table-cell>
          <table:table-cell office:value-type="string">
            <text:p>A golden crown decorated with a large sapphire.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rown of Destruction</text:p>
          </table:table-cell>
          <table:table-cell office:value-type="string">
            <text:p>A crown that seems to bring out destructive impulses in the wearer.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Helm of Suffering</text:p>
          </table:table-cell>
          <table:table-cell office:value-type="string">
            <text:p>A brutal steel helmet that seems to bring out violent rage in the wearer.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5">2020-10-05</text:date>, <text:time>22:5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ley Runchey</meta:initial-creator>
    <meta:creation-date>2020-10-05T19:01:27.71</meta:creation-date>
    <meta:generator>OpenOffice/4.1.5$Win32 OpenOffice.org_project/415m1$Build-9789</meta:generator>
    <dc:date>2020-10-05T22:54:36.59</dc:date>
    <dc:creator>Riley Runchey</dc:creator>
    <meta:editing-duration>PT49M19S</meta:editing-duration>
    <meta:editing-cycles>4</meta:editing-cycles>
    <meta:document-statistic meta:table-count="3" meta:cell-count="71" meta:object-count="0"/>
  </office:meta>
</office:document-meta>
</file>